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ngResponseCreatorTests.ensureRequestNo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ecutingResponseCreatorTests.requestIsCop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xecutingResponseCreatorTests.ensureRequestIs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